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25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5.1173in"/>
    </style:style>
    <style:style style:name="co4" style:family="table-column">
      <style:table-column-properties fo:break-before="auto" style:column-width="4.9673in"/>
    </style:style>
    <style:style style:name="co5" style:family="table-column">
      <style:table-column-properties fo:break-before="auto" style:column-width="6.0827in"/>
    </style:style>
    <style:style style:name="co6" style:family="table-column">
      <style:table-column-properties fo:break-before="auto" style:column-width="4.1846in"/>
    </style:style>
    <style:style style:name="co7" style:family="table-column">
      <style:table-column-properties fo:break-before="auto" style:column-width="4.5811in"/>
    </style:style>
    <style:style style:name="co8" style:family="table-column">
      <style:table-column-properties fo:break-before="auto" style:column-width="4.6244in"/>
    </style:style>
    <style:style style:name="co9" style:family="table-column">
      <style:table-column-properties fo:break-before="auto" style:column-width="2.32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201in" svg:height="5.8079in" svg:x="7.0992in" svg:y="0.2252in">
            <draw:object draw:notify-on-update-of-ranges="Sheet1.A1:Sheet1.A1 Sheet1.A2:Sheet1.A34 Sheet1.B1:Sheet1.B1 Sheet1.B2:Sheet1.B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1685in" svg:height="5.9382in" svg:x="7.015in" svg:y="6.9811in">
            <draw:object draw:notify-on-update-of-ranges="Sheet1.A40:Sheet1.A40 Sheet1.A41:Sheet1.A73 Sheet1.B40:Sheet1.B40 Sheet1.B41:Sheet1.B7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0843in" svg:height="5.9618in" svg:x="6.9909in" svg:y="14.0571in">
            <draw:object draw:notify-on-update-of-ranges="Sheet1.A80:Sheet1.A80 Sheet1.A81:Sheet1.A113 Sheet1.B80:Sheet1.B80 Sheet1.B81:Sheet1.B1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1437in" svg:height="5.9709in" svg:x="6.9075in" svg:y="21.1949in">
            <draw:object draw:notify-on-update-of-ranges="Sheet1.A120:Sheet1.A120 Sheet1.A121:Sheet1.A153 Sheet1.B120:Sheet1.B120 Sheet1.B121:Sheet1.B15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6701in" svg:height="5.9618in" svg:x="28.5768in" svg:y="0.0236in">
            <draw:object draw:notify-on-update-of-ranges="Sheet1.E1:Sheet1.E1 Sheet1.E2:Sheet1.E34 Sheet1.F1:Sheet1.F1 Sheet1.F2:Sheet1.F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5016in" svg:height="5.9382in" svg:x="28.613in" svg:y="6.9811in">
            <draw:object draw:notify-on-update-of-ranges="Sheet1.E40:Sheet1.E40 Sheet1.E41:Sheet1.E73 Sheet1.F40:Sheet1.F40 Sheet1.F41:Sheet1.F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3815in" svg:height="5.9618in" svg:x="28.6488in" svg:y="14.0689in">
            <draw:object draw:notify-on-update-of-ranges="Sheet1.E80:Sheet1.E80 Sheet1.E81:Sheet1.E113 Sheet1.F80:Sheet1.F80 Sheet1.F81:Sheet1.F1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.3094in" svg:height="5.9736in" svg:x="28.5768in" svg:y="21.2039in">
            <draw:object draw:notify-on-update-of-ranges="Sheet1.E120:Sheet1.E120 Sheet1.E121:Sheet1.E153 Sheet1.F120:Sheet1.F120 Sheet1.F121:Sheet1.F15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8.8272in" svg:height="5.9378in" svg:x="49.4205in" svg:y="0.0354in">
            <draw:object draw:notify-on-update-of-ranges="Sheet1.I1:Sheet1.I1 Sheet1.I2:Sheet1.I34 Sheet1.J1:Sheet1.J1 Sheet1.J2:Sheet1.J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.0402in" svg:height="5.9138in" svg:x="70.9256in" svg:y="0.0594in">
            <draw:object draw:notify-on-update-of-ranges="Sheet1.M1:Sheet1.M1 Sheet1.M2:Sheet1.M34 Sheet1.N1:Sheet1.N1 Sheet1.N2:Sheet1.N3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number-columns-repeated="3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olerating Score</text:p>
          </table:table-cell>
          <table:table-cell office:value-type="string" calcext:value-type="string">
            <text:p>I felt close to the robot</text:p>
          </table:table-cell>
          <table:table-cell table:number-columns-repeated="2"/>
          <table:table-cell table:style-name="ce1" office:value-type="string" calcext:value-type="string">
            <text:p>Tolerating Score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number-columns-repeated="2"/>
          <table:table-cell table:style-name="ce1" office:value-type="string" calcext:value-type="string">
            <text:p>Tolerating Score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table:number-columns-repeated="2"/>
          <table:table-cell table:style-name="ce1" office:value-type="string" calcext:value-type="string">
            <text:p>Tolerating Score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table:number-columns-repeated="3"/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4"/>
          <table:table-cell table:style-name="ce2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4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4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style-name="ce1" office:value-type="string" calcext:value-type="string">
            <text:p>Total Score</text:p>
          </table:table-cell>
          <table:table-cell office:value-type="string" calcext:value-type="string">
            <text:p>I felt close to the robot</text:p>
          </table:table-cell>
          <table:table-cell/>
          <table:table-cell table:style-name="ce1"/>
          <table:table-cell table:style-name="ce1" office:value-type="string" calcext:value-type="string">
            <text:p>Total Score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style-name="ce6"/>
          <table:table-cell/>
          <table:table-cell table:style-name="ce1" office:value-type="string" calcext:value-type="string">
            <text:p>Total Score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table:number-columns-repeated="2"/>
          <table:table-cell table:style-name="ce1" office:value-type="string" calcext:value-type="string">
            <text:p>Total Score</text:p>
          </table:table-cell>
          <table:table-cell table:number-columns-repeated="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1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3" office:value-type="float" office:value="4" calcext:value-type="float">
            <text:p>4</text:p>
          </table:table-cell>
          <table:table-cell table:style-name="ce6"/>
          <table:table-cell/>
          <table:table-cell table:style-name="ce2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3" office:value-type="float" office:value="6" calcext:value-type="float">
            <text:p>6</text:p>
          </table:table-cell>
          <table:table-cell table:style-name="ce6"/>
          <table:table-cell/>
          <table:table-cell table:style-name="ce2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3" office:value-type="float" office:value="6" calcext:value-type="float">
            <text:p>6</text:p>
          </table:table-cell>
          <table:table-cell table:style-name="ce6"/>
          <table:table-cell/>
          <table:table-cell table:style-name="ce2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  <table:table-cell table:style-name="ce1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/>
          <table:table-cell table:style-name="ce1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/>
          <table:table-cell table:style-name="ce1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/>
          <table:table-cell table:style-name="ce1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style-name="ce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table:style-name="ce1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/>
          <table:table-cell table:style-name="ce1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style-name="ce6"/>
          <table:table-cell/>
          <table:table-cell table:style-name="ce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8" calcext:value-type="float">
            <text:p>68</text:p>
          </table:table-cell>
          <table:table-cell table:number-columns-repeated="8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Concealing Score</text:p>
          </table:table-cell>
          <table:table-cell office:value-type="string" calcext:value-type="string">
            <text:p>I felt close to the robot</text:p>
          </table:table-cell>
          <table:table-cell table:number-columns-repeated="2"/>
          <table:table-cell table:style-name="ce1" office:value-type="string" calcext:value-type="string">
            <text:p>Concealing Score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number-columns-repeated="2"/>
          <table:table-cell table:style-name="ce1" office:value-type="string" calcext:value-type="string">
            <text:p>Concealing Score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table:number-columns-repeated="2"/>
          <table:table-cell table:style-name="ce1" office:value-type="string" calcext:value-type="string">
            <text:p>Concealing Score</text:p>
          </table:table-cell>
          <table:table-cell table:number-columns-repeated="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8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Adjusting Score</text:p>
          </table:table-cell>
          <table:table-cell office:value-type="string" calcext:value-type="string">
            <text:p>I felt close to the robot</text:p>
          </table:table-cell>
          <table:table-cell table:number-columns-repeated="2"/>
          <table:table-cell table:style-name="ce1" office:value-type="string" calcext:value-type="string">
            <text:p>Adjusting Score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number-columns-repeated="2"/>
          <table:table-cell table:style-name="ce1" office:value-type="string" calcext:value-type="string">
            <text:p>Adjusting Score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table:number-columns-repeated="2"/>
          <table:table-cell table:style-name="ce1" office:value-type="string" calcext:value-type="string">
            <text:p>Adjusting Score</text:p>
          </table:table-cell>
          <table:table-cell table:number-columns-repeated="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8"/>
        </table:table-row>
        <table:table-row table:style-name="ro1" table:number-rows-repeated="104842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3:06:11.507863671</meta:creation-date>
    <dc:date>2016-09-10T14:46:04.353458019</dc:date>
    <meta:editing-duration>PT1H36M26S</meta:editing-duration>
    <meta:editing-cycles>41</meta:editing-cycles>
    <meta:generator>LibreOffice/4.2.8.2$Linux_X86_64 LibreOffice_project/420m0$Build-2</meta:generator>
    <meta:document-statistic meta:table-count="1" meta:cell-count="112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26cm" svg:height="14.753cm" xlink:href=".." xlink:type="simple" chart:class="chart:scatter" chart:style-name="ch1">
        <chart:legend chart:legend-position="end" svg:x="14.572cm" svg:y="6.828cm" style:legend-expansion="high" chart:style-name="ch2"/>
        <chart:plot-area chart:style-name="ch3" table:cell-range-address="Sheet1.A1:Sheet1.B34" chart:data-source-has-labels="row" svg:x="0.412cm" svg:y="0.295cm" svg:width="13.748cm" svg:height="14.163cm">
          <chartooo:coordinate-region svg:x="0.848cm" svg:y="0.494cm" svg:width="13.125cm" svg:height="13.3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4" chart:label-cell-address="Sheet1.B1:Sheet1.B1" chart:class="chart:scatter">
            <chart:domain table:cell-range-address="Sheet1.A2:Sheet1.A34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34</svg:desc>
                </draw:g>
              </table:table-cell>
              <table:table-cell office:value-type="float" office:value="6">
                <text:p>6</text:p>
                <draw:g>
                  <svg:desc>Sheet1.B2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63cm" svg:height="15.022cm" xlink:href=".." xlink:type="simple" chart:class="chart:scatter" chart:style-name="ch1">
        <chart:legend chart:legend-position="end" svg:x="14.951cm" svg:y="6.169cm" style:legend-expansion="high" chart:style-name="ch2"/>
        <chart:plot-area chart:style-name="ch3" table:cell-range-address="Sheet1.M1:Sheet1.N34" chart:data-source-has-labels="row" svg:x="0.459cm" svg:y="0.3cm" svg:width="14.033cm" svg:height="14.422cm">
          <chartooo:coordinate-region svg:x="0.895cm" svg:y="0.499cm" svg:width="13.41cm" svg:height="13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4" chart:label-cell-address="Sheet1.N1:Sheet1.N1" chart:class="chart:scatter">
            <chart:domain table:cell-range-address="Sheet1.M2:Sheet1.M34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he robot understands some of my feelings and takes them into account in our collaboration.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M2:Sheet1.M34</svg:desc>
                </draw:g>
              </table:table-cell>
              <table:table-cell office:value-type="float" office:value="7">
                <text:p>7</text:p>
                <draw:g>
                  <svg:desc>Sheet1.N2:Sheet1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49cm" svg:height="15.084cm" xlink:href=".." xlink:type="simple" chart:class="chart:scatter" chart:style-name="ch1">
        <chart:legend chart:legend-position="end" svg:x="14.695cm" svg:y="6.994cm" style:legend-expansion="high" chart:style-name="ch2"/>
        <chart:plot-area chart:style-name="ch3" table:cell-range-address="Sheet1.A40:Sheet1.B73" chart:data-source-has-labels="row" svg:x="0.414cm" svg:y="0.301cm" svg:width="13.867cm" svg:height="14.482cm">
          <chartooo:coordinate-region svg:x="0.85cm" svg:y="0.5cm" svg:width="13.245cm" svg:height="13.6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B73" chart:label-cell-address="Sheet1.B40:Sheet1.B40" chart:class="chart:scatter">
            <chart:domain table:cell-range-address="Sheet1.A41:Sheet1.A73"/>
            <chart:regression-curve chart:style-name="ch7">
              <chart:equation chart:display-equation="false" chart:display-r-square="true" svg:x="2.053cm" svg:y="4.435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41:Sheet1.A73</svg:desc>
                </draw:g>
              </table:table-cell>
              <table:table-cell office:value-type="float" office:value="6">
                <text:p>6</text:p>
                <draw:g>
                  <svg:desc>Sheet1.B41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35cm" svg:height="15.144cm" xlink:href=".." xlink:type="simple" chart:class="chart:scatter" chart:style-name="ch1">
        <chart:legend chart:legend-position="end" svg:x="14.481cm" svg:y="7.024cm" style:legend-expansion="high" chart:style-name="ch2"/>
        <chart:plot-area chart:style-name="ch3" table:cell-range-address="Sheet1.A80:Sheet1.B113" chart:data-source-has-labels="row" svg:x="0.41cm" svg:y="0.302cm" svg:width="13.661cm" svg:height="14.54cm">
          <chartooo:coordinate-region svg:x="0.846cm" svg:y="0.501cm" svg:width="13.038cm" svg:height="13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B113" chart:label-cell-address="Sheet1.B80:Sheet1.B80" chart:class="chart:scatter">
            <chart:domain table:cell-range-address="Sheet1.A81:Sheet1.A113"/>
            <chart:regression-curve chart:style-name="ch7">
              <chart:equation chart:display-equation="false" chart:display-r-square="true"/>
            </chart:regression-curve>
            <chart:data-point chart:repeated="10"/>
            <chart:data-point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80:Sheet1.B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81:Sheet1.A113</svg:desc>
                </draw:g>
              </table:table-cell>
              <table:table-cell office:value-type="float" office:value="6">
                <text:p>6</text:p>
                <draw:g>
                  <svg:desc>Sheet1.B81:Sheet1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86cm" svg:height="15.167cm" xlink:href=".." xlink:type="simple" chart:class="chart:scatter" chart:style-name="ch1">
        <chart:legend chart:legend-position="end" svg:x="14.632cm" svg:y="7.035cm" style:legend-expansion="high" chart:style-name="ch2"/>
        <chart:plot-area chart:style-name="ch3" table:cell-range-address="Sheet1.A120:Sheet1.B153" chart:data-source-has-labels="row" svg:x="0.413cm" svg:y="0.303cm" svg:width="13.806cm" svg:height="14.561cm">
          <chartooo:coordinate-region svg:x="0.849cm" svg:y="0.503cm" svg:width="13.184cm" svg:height="13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1:Sheet1.B153" chart:label-cell-address="Sheet1.B120:Sheet1.B120" chart:class="chart:scatter">
            <chart:domain table:cell-range-address="Sheet1.A121:Sheet1.A153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120:Sheet1.B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A121:Sheet1.A153</svg:desc>
                </draw:g>
              </table:table-cell>
              <table:table-cell office:value-type="float" office:value="6">
                <text:p>6</text:p>
                <draw:g>
                  <svg:desc>Sheet1.B121:Sheet1.B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63cm" svg:height="15.144cm" xlink:href=".." xlink:type="simple" chart:class="chart:scatter" chart:style-name="ch1">
        <chart:legend chart:legend-position="end" svg:x="16.022cm" svg:y="6.627cm" style:legend-expansion="high" chart:style-name="ch2"/>
        <chart:plot-area chart:style-name="ch3" table:cell-range-address="Sheet1.E1:Sheet1.F34" chart:data-source-has-labels="row" svg:x="0.491cm" svg:y="0.302cm" svg:width="15.04cm" svg:height="14.54cm">
          <chartooo:coordinate-region svg:x="0.927cm" svg:y="0.501cm" svg:width="14.417cm" svg:height="13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4" chart:label-cell-address="Sheet1.F1:Sheet1.F1" chart:class="chart:scatter">
            <chart:domain table:cell-range-address="Sheet1.E2:Sheet1.E34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E2:Sheet1.E34</svg:desc>
                </draw:g>
              </table:table-cell>
              <table:table-cell office:value-type="float" office:value="7">
                <text:p>7</text:p>
                <draw:g>
                  <svg:desc>Sheet1.F2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35cm" svg:height="15.084cm" xlink:href=".." xlink:type="simple" chart:class="chart:scatter" chart:style-name="ch1">
        <chart:legend chart:legend-position="end" svg:x="16.176cm" svg:y="6.398cm" style:legend-expansion="high" chart:style-name="ch2"/>
        <chart:plot-area chart:style-name="ch3" table:cell-range-address="Sheet1.E40:Sheet1.F73" chart:data-source-has-labels="row" svg:x="0.482cm" svg:y="0.301cm" svg:width="15.212cm" svg:height="14.482cm">
          <chartooo:coordinate-region svg:x="0.918cm" svg:y="0.5cm" svg:width="14.589cm" svg:height="13.6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1:Sheet1.F73" chart:label-cell-address="Sheet1.F40:Sheet1.F40" chart:class="chart:scatter">
            <chart:domain table:cell-range-address="Sheet1.E41:Sheet1.E73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40:Sheet1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E41:Sheet1.E73</svg:desc>
                </draw:g>
              </table:table-cell>
              <table:table-cell office:value-type="float" office:value="7">
                <text:p>7</text:p>
                <draw:g>
                  <svg:desc>Sheet1.F41:Sheet1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3cm" svg:height="15.144cm" xlink:href=".." xlink:type="simple" chart:class="chart:scatter" chart:style-name="ch1">
        <chart:legend chart:legend-position="end" svg:x="15.871cm" svg:y="6.428cm" style:legend-expansion="high" chart:style-name="ch2"/>
        <chart:plot-area chart:style-name="ch3" table:cell-range-address="Sheet1.E80:Sheet1.F113" chart:data-source-has-labels="row" svg:x="0.476cm" svg:y="0.302cm" svg:width="14.919cm" svg:height="14.54cm">
          <chartooo:coordinate-region svg:x="0.912cm" svg:y="0.501cm" svg:width="14.296cm" svg:height="13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81:Sheet1.F113" chart:label-cell-address="Sheet1.F80:Sheet1.F80" chart:class="chart:scatter">
            <chart:domain table:cell-range-address="Sheet1.E81:Sheet1.E113"/>
            <chart:regression-curve chart:style-name="ch7">
              <chart:equation chart:display-equation="false" chart:display-r-square="true" svg:x="1.316cm" svg:y="4.19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80:Sheet1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E81:Sheet1.E113</svg:desc>
                </draw:g>
              </table:table-cell>
              <table:table-cell office:value-type="float" office:value="7">
                <text:p>7</text:p>
                <draw:g>
                  <svg:desc>Sheet1.F81:Sheet1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47cm" svg:height="15.174cm" xlink:href=".." xlink:type="simple" chart:class="chart:scatter" chart:style-name="ch1">
        <chart:legend chart:legend-position="end" svg:x="15.688cm" svg:y="6.443cm" style:legend-expansion="high" chart:style-name="ch2"/>
        <chart:plot-area chart:style-name="ch3" table:cell-range-address="Sheet1.E120:Sheet1.F153" chart:data-source-has-labels="row" svg:x="0.472cm" svg:y="0.303cm" svg:width="14.744cm" svg:height="14.568cm">
          <chartooo:coordinate-region svg:x="0.908cm" svg:y="0.502cm" svg:width="14.122cm" svg:height="13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21:Sheet1.F153" chart:label-cell-address="Sheet1.F120:Sheet1.F120" chart:class="chart:scatter">
            <chart:domain table:cell-range-address="Sheet1.E121:Sheet1.E153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120:Sheet1.F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E121:Sheet1.E153</svg:desc>
                </draw:g>
              </table:table-cell>
              <table:table-cell office:value-type="float" office:value="7">
                <text:p>7</text:p>
                <draw:g>
                  <svg:desc>Sheet1.F121:Sheet1.F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22cm" svg:height="15.083cm" xlink:href=".." xlink:type="simple" chart:class="chart:scatter" chart:style-name="ch1">
        <chart:legend chart:legend-position="end" svg:x="14.384cm" svg:y="6.397cm" style:legend-expansion="high" chart:style-name="ch2"/>
        <chart:plot-area chart:style-name="ch3" table:cell-range-address="Sheet1.I1:Sheet1.J34" chart:data-source-has-labels="row" svg:x="0.448cm" svg:y="0.301cm" svg:width="13.488cm" svg:height="14.481cm">
          <chartooo:coordinate-region svg:x="0.884cm" svg:y="0.501cm" svg:width="12.865cm" svg:height="13.6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34" chart:label-cell-address="Sheet1.J1:Sheet1.J1" chart:class="chart:scatter">
            <chart:domain table:cell-range-address="Sheet1.I2:Sheet1.I34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I feel that the robot, in its own unique ways, is genuinely concerned about me.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I2:Sheet1.I34</svg:desc>
                </draw:g>
              </table:table-cell>
              <table:table-cell office:value-type="float" office:value="6">
                <text:p>6</text:p>
                <draw:g>
                  <svg:desc>Sheet1.J2:Sheet1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